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100" manifest:media-type="application/vnd.sun.star.oleobjec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100" manifest:media-type="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3" svg:font-family="Arial"/>
    <style:font-face style:name="DejaVu Sans2" svg:font-family="'DejaVu Sans'"/>
    <style:font-face style:name="Times New Roman2" svg:font-family="'Times New Roman'"/>
    <style:font-face style:name="Ubuntu1" svg:font-family="Ubuntu"/>
    <style:font-face style:name="Ubuntu2" svg:font-family="Ubuntu" style:font-adornments="Regular"/>
    <style:font-face style:name="Times New Roman3" svg:font-family="'Times New Roman'" style:font-family-generic="roman"/>
    <style:font-face style:name="Arial Unicode MS1" svg:font-family="'Arial Unicode MS'" style:font-family-generic="swiss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ejaVu Sans1" svg:font-family="'DejaVu Sans'" style:font-pitch="variable"/>
    <style:font-face style:name="Gill Sans" svg:font-family="'Gill Sans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4" svg:font-family="'DejaVu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423cm" svg:stroke-color="#3a7a45" draw:stroke-linejoin="miter" draw:fill="gradient" draw:fill-gradient-name="Gradient_20_7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106cm" svg:stroke-color="#3a7a45" draw:stroke-linejoin="miter" draw:fill="gradient" draw:fill-gradient-name="Gradient_20_7" draw:textarea-vertical-align="middle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423cm" svg:stroke-color="#008000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212cm" svg:stroke-color="#008000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width="0.026cm" svg:stroke-color="#008000" draw:stroke-linejoin="round" draw:fill="none" draw:textarea-vertical-align="top" draw:auto-grow-height="true" fo:min-height="4.995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26cm" draw:stroke-linejoin="round" draw:fill="none" draw:textarea-vertical-align="top" draw:auto-grow-height="true" fo:padding-top="0.112cm" fo:padding-bottom="0.112cm" fo:padding-left="0.225cm" fo:padding-right="0.225cm" fo:wrap-option="wrap"/>
    </style:style>
    <style:style style:name="gr9" style:family="graphic" style:parent-style-name="standard">
      <style:graphic-properties draw:stroke="none" svg:stroke-width="0.026cm" draw:stroke-linejoin="round" draw:fill="none" draw:textarea-vertical-align="top" draw:auto-grow-height="tru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visible-area-left="0cm" draw:visible-area-top="0cm" draw:visible-area-width="5cm" draw:visible-area-height="5cm" draw:ole-draw-aspect="1"/>
    </style:style>
    <style:style style:name="gr11" style:family="graphic" style:parent-style-name="standard">
      <style:graphic-properties draw:stroke="none" svg:stroke-width="0.026cm" draw:stroke-linejoin="round" draw:fill="none" draw:textarea-vertical-align="middle" draw:auto-grow-heigh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.026cm" draw:stroke-linejoin="round" draw:fill="none" draw:textarea-vertical-align="top" draw:auto-grow-height="true" fo:padding-top="0.065cm" fo:padding-bottom="0.065cm" fo:padding-left="0.131cm" fo:padding-right="0.131cm" fo:wrap-option="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fo:min-height="2.935cm"/>
    </style:style>
    <style:style style:name="gr15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gr1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2.429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4">
      <style:graphic-properties draw:stroke="none" draw:fill="none" fo:min-height="1.814cm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819cm" fo:padding-top="0.125cm" fo:padding-bottom="0.125cm" fo:padding-left="1.05cm" fo:padding-right="1.05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40.768cm"/>
    </style:style>
    <style:style style:name="gr20" style:family="graphic" style:parent-style-name="standard">
      <style:graphic-properties draw:stroke="none" svg:stroke-width="0.026cm" draw:stroke-linejoin="round" draw:fill="none" draw:textarea-vertical-align="top" draw:auto-grow-height="true" fo:min-height="6.097cm" fo:padding-top="0.065cm" fo:padding-bottom="0.065cm" fo:padding-left="0.131cm" fo:padding-right="0.131cm" fo:wrap-option="wrap"/>
    </style:style>
    <style:style style:name="gr2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8.129cm" fo:padding-top="0.93cm" fo:padding-bottom="0.13cm" fo:padding-left="1.05cm" fo:padding-right="1.05cm" fo:wrap-option="wrap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23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819cm" fo:padding-top="0.125cm" fo:padding-bottom="0.125cm" fo:padding-left="1.05cm" fo:padding-right="1.0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819cm" fo:padding-top="0.125cm" fo:padding-bottom="0.125cm" fo:padding-left="1.05cm" fo:padding-right="1.0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Predeterminado-backgroundobjects">
      <style:graphic-properties draw:stroke="none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2" style:family="presentation" style:parent-style-name="Predeterminado-notes">
      <style:graphic-properties draw:stroke="none" draw:fill="none" draw:fill-color="#ffffff" draw:textarea-vertical-align="middle" draw:auto-grow-height="false" fo:min-height="12.793cm" fo:padding-top="0.125cm" fo:padding-bottom="0.125cm" fo:padding-left="0.25cm" fo:padding-right="0.25cm" fo:wrap-option="no-wrap"/>
    </style:style>
    <style:style style:name="P1" style:family="paragraph">
      <style:paragraph-properties style:font-independent-line-spacing="true"/>
      <style:text-properties fo:font-size="18pt" fo:language="es" fo:country="PY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margin-left="0cm" fo:margin-right="0cm" fo:text-align="center" fo:text-indent="0cm" style:punctuation-wrap="hanging" style:line-break="strict" style:font-independent-line-spacing="true"/>
      <style:text-properties fo:font-size="18pt" fo:language="es" fo:country="PY" style:text-underline-style="none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style:paragraph-properties fo:margin-top="0cm" fo:margin-bottom="0cm" fo:line-height="100%" fo:text-align="center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</style:tab-stops>
      </style:paragraph-properties>
      <style:text-properties style:font-name="Arial1" fo:font-size="28pt" fo:language="es" fo:country="PY" fo:font-weight="bold" style:font-size-asian="28pt" style:font-weight-asian="bold" style:font-size-complex="28pt" style:font-weight-complex="bold"/>
    </style:style>
    <style:style style:name="P7" style:family="paragraph">
      <style:paragraph-properties fo:margin-top="0.882cm" fo:margin-bottom="0cm" fo:line-height="20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</style:tab-stops>
      </style:paragraph-properties>
    </style:style>
    <style:style style:name="P8" style:family="paragraph">
      <style:paragraph-properties fo:margin-top="0.706cm" fo:margin-bottom="0cm" fo:line-height="20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</style:tab-stops>
      </style:paragraph-properties>
    </style:style>
    <style:style style:name="P9" style:family="paragraph">
      <style:paragraph-properties fo:margin-top="0.882cm" fo:margin-bottom="0cm" fo:line-height="2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</style:tab-stops>
      </style:paragraph-properties>
      <style:text-properties fo:font-size="18pt" fo:language="es" fo:country="PY"/>
    </style:style>
    <style:style style:name="P10" style:family="paragraph">
      <style:text-properties fo:language="es" fo:country="PY"/>
    </style:style>
    <style:style style:name="P11" style:family="paragraph">
      <style:paragraph-properties fo:text-align="start" style:writing-mode="lr-tb" style:font-independent-line-spacing="true"/>
      <style:text-properties fo:font-size="44pt" fo:language="es" fo:country="PY" style:font-size-asian="44pt" style:font-size-complex="4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000000" style:font-name="Arial" fo:font-size="32pt" fo:language="es" fo:country="PY" fo:font-weight="normal" style:letter-kerning="true" style:font-size-asian="32pt" style:font-weight-asian="normal" style:font-size-complex="32pt" style:font-weight-complex="normal"/>
    </style:style>
    <style:style style:name="P14" style:family="paragraph">
      <style:paragraph-properties fo:margin-left="0cm" fo:margin-right="0cm" fo:text-align="center" fo:text-indent="0cm" style:punctuation-wrap="hanging" style:line-break="strict" style:font-independent-line-spacing="true"/>
      <style:text-properties fo:color="#000000" fo:font-size="36pt" fo:language="es" fo:country="PY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 style:font-independent-line-spacing="true"/>
      <style:text-properties fo:color="#000000" fo:font-size="36pt" fo:language="es" fo:country="PY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6" style:family="paragraph">
      <style:paragraph-properties fo:margin-left="0cm" fo:margin-right="0cm" fo:margin-top="1.058cm" fo:margin-bottom="0cm" fo:line-height="100%" fo:text-align="center" fo:text-indent="0cm" style:punctuation-wrap="hanging" style:line-break="strict"/>
    </style:style>
    <style:style style:name="P17" style:family="paragraph">
      <style:paragraph-properties fo:margin-left="0cm" fo:margin-right="0cm" fo:margin-top="1.058cm" fo:margin-bottom="0cm" fo:line-height="100%" fo:text-align="center" fo:text-indent="0cm" style:punctuation-wrap="hanging" style:line-break="strict" style:writing-mode="lr-tb" style:font-independent-line-spacing="true"/>
      <style:text-properties fo:font-size="44pt" fo:language="es" fo:country="PY" style:font-size-asian="44pt" style:font-size-complex="44pt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/>
      <style:text-properties fo:language="es" fo:country="PY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 fo:language="es" fo:country="PY"/>
    </style:style>
    <style:style style:name="P21" style:family="paragraph">
      <style:paragraph-properties fo:text-align="justify"/>
    </style:style>
    <style:style style:name="P22" style:family="paragraph">
      <style:paragraph-properties fo:text-align="justify"/>
      <style:text-properties style:font-name="Arial Unicode MS1" fo:font-size="32pt" fo:language="es" fo:country="PY" style:font-size-asian="32pt" style:font-size-complex="32pt"/>
    </style:style>
    <style:style style:name="P23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24" style:family="paragraph"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  <style:text-properties fo:font-size="28pt" fo:language="es" fo:country="PY" style:font-size-asian="28pt" style:font-size-complex="28pt"/>
    </style:style>
    <style:style style:name="P25" style:family="paragraph">
      <style:paragraph-properties fo:text-align="justify"/>
      <style:text-properties style:font-name="Arial Unicode MS1" fo:font-size="28pt" fo:language="es" fo:country="PY" style:font-size-asian="28pt" style:font-size-complex="28pt"/>
    </style:style>
    <style:style style:name="P26" style:family="paragraph">
      <style:paragraph-properties fo:margin-top="0cm" fo:margin-bottom="0cm" fo:line-height="93%" fo:text-align="start"/>
      <style:text-properties fo:font-size="18pt" fo:language="es" fo:country="PY" style:font-size-asian="14pt" style:font-size-complex="14pt"/>
    </style:style>
    <style:style style:name="P27" style:family="paragraph">
      <style:paragraph-properties fo:margin-top="0cm" fo:margin-bottom="0cm" fo:line-height="93%" fo:text-align="start" style:font-independent-line-spacing="true"/>
      <style:text-properties fo:font-size="18pt" fo:language="es" fo:country="PY" style:font-size-asian="14pt" style:font-size-complex="14pt"/>
    </style:style>
    <style:style style:name="T1" style:family="text">
      <style:text-properties fo:color="#000000" style:text-line-through-style="none" style:text-line-through-type="none" style:font-name="Arial Unicode MS1" fo:font-size="36pt" fo:letter-spacing="normal" fo:language="es" fo:country="ES" fo:font-style="normal" style:text-underline-style="solid" style:text-underline-width="auto" style:text-underline-color="font-color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Gill Sans" fo:font-size="22pt" fo:letter-spacing="normal" fo:language="es" fo:country="PY" fo:font-style="italic" style:text-underline-style="none" fo:font-weight="bold" style:font-name-asian="Times New Roman" style:font-size-asian="22pt" style:font-style-asian="italic" style:font-weight-asian="bold" style:font-name-complex="Times New Roman" style:font-size-complex="22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8pt" fo:letter-spacing="normal" fo:language="es" fo:country="PY" fo:font-style="normal" style:text-underline-style="none" fo:font-weight="bold" style:font-name-asian="DejaVu Sans2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Arial1" fo:font-size="28pt" fo:letter-spacing="normal" fo:language="es" fo:country="PY" fo:font-style="normal" style:text-underline-style="none" fo:font-weight="bold" style:font-name-asian="DejaVu Sans2" style:font-size-asian="28pt" style:font-style-asian="normal" style:font-weight-asian="bold" style:font-name-complex="Arial3" style:font-size-complex="28pt" style:font-style-complex="normal" style:font-weight-complex="bold"/>
    </style:style>
    <style:style style:name="T5" style:family="text">
      <style:text-properties fo:language="es" fo:country="PY"/>
    </style:style>
    <style:style style:name="T6" style:family="text">
      <style:text-properties fo:color="#000000" style:text-line-through-style="none" style:text-line-through-type="none" style:font-name="Arial3" fo:font-size="32pt" fo:letter-spacing="normal" fo:language="es" fo:country="PY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7" style:family="text">
      <style:text-properties fo:color="#000000" style:font-name="Arial" fo:font-size="32pt" fo:language="es" fo:country="PY" fo:font-weight="normal" style:letter-kerning="true" style:font-size-asian="32pt" style:font-weight-asian="normal" style:font-size-complex="32pt" style:font-weight-complex="normal"/>
    </style:style>
    <style:style style:name="T8" style:family="text">
      <style:text-properties style:font-name="Arial Unicode MS" fo:font-size="44pt" fo:language="es" fo:country="PY" fo:font-style="italic" fo:font-weight="bold" style:font-name-asian="Times New Roman" style:font-size-asian="44pt" style:font-style-asian="italic" style:font-weight-asian="bold" style:font-name-complex="Times New Roman" style:font-size-complex="44pt" style:font-style-complex="italic" style:font-weight-complex="bold"/>
    </style:style>
    <style:style style:name="T9" style:family="text">
      <style:text-properties fo:color="#000000" style:text-line-through-style="none" style:text-line-through-type="none" style:font-name="Gill Sans" fo:font-size="22pt" fo:letter-spacing="normal" fo:language="es" fo:country="PY" fo:font-style="italic" style:text-underline-style="none" fo:font-weight="bold" style:font-name-asian="DejaVu Sans2" style:font-size-asian="22pt" style:font-style-asian="italic" style:font-weight-asian="bold" style:font-name-complex="Arial3" style:font-size-complex="22pt" style:font-style-complex="italic" style:font-weight-complex="bold"/>
    </style:style>
    <style:style style:name="T10" style:family="text">
      <style:text-properties fo:color="#000000" style:text-line-through-style="none" style:text-line-through-type="none" style:font-name="Gill Sans" fo:font-size="22pt" fo:letter-spacing="normal" fo:language="es" fo:country="PY" fo:font-style="normal" style:text-underline-style="none" fo:font-weight="bold" style:font-name-asian="DejaVu Sans2" style:font-size-asian="22pt" style:font-style-asian="normal" style:font-weight-asian="bold" style:font-name-complex="Arial3" style:font-size-complex="22pt" style:font-style-complex="normal" style:font-weight-complex="bold"/>
    </style:style>
    <style:style style:name="T11" style:family="text">
      <style:text-properties style:font-name="Gill Sans" fo:font-size="22pt" fo:language="es" fo:country="PY" fo:font-style="italic" fo:font-weight="bold" style:font-name-asian="Times New Roman" style:font-size-asian="22pt" style:font-style-asian="italic" style:font-weight-asian="bold" style:font-name-complex="Times New Roman" style:font-size-complex="22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 Unicode MS" fo:font-size="32pt" fo:letter-spacing="normal" fo:language="es" fo:country="PY" fo:font-style="italic" style:text-underline-style="solid" style:text-underline-width="auto" style:text-underline-color="font-color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13" style:family="text">
      <style:text-properties style:font-name="Arial Unicode MS1" fo:font-size="28pt" fo:language="es" fo:country="PY" style:font-size-asian="28pt" style:font-size-complex="28pt"/>
    </style:style>
    <style:style style:name="T14" style:family="text">
      <style:text-properties fo:color="#000000" fo:font-size="36pt" fo:language="es" fo:country="PY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5" style:family="text">
      <style:text-properties style:font-name="Arial Unicode MS" fo:font-size="24pt" fo:language="es" fo:country="PY" style:font-size-asian="24pt" style:font-size-complex="24pt"/>
    </style:style>
    <style:style style:name="T16" style:family="text">
      <style:text-properties style:font-name="Arial Unicode MS" fo:font-size="24pt" fo:language="es" fo:country="PY" style:font-name-asian="Arial Unicode MS" style:font-size-asian="24pt" style:font-name-complex="Arial Unicode MS" style:font-size-complex="24pt"/>
    </style:style>
    <style:style style:name="T17" style:family="text">
      <style:text-properties style:font-name="Arial Unicode MS1" fo:font-size="28pt" fo:language="es" fo:country="PY" style:letter-kerning="true" style:font-size-asian="28pt" style:font-size-complex="28pt"/>
    </style:style>
    <style:style style:name="T18" style:family="text">
      <style:text-properties fo:color="#ffffff" style:text-line-through-style="none" style:text-line-through-type="none" style:font-name="Times New Roman3" fo:font-size="24pt" fo:letter-spacing="normal" fo:language="es" fo:country="PY" fo:font-style="normal" style:text-underline-style="none" fo:font-weight="normal" style:font-name-asian="+mn-ea1" style:font-size-asian="24pt" style:font-style-asian="normal" style:font-weight-asian="normal" style:font-name-complex="+mn-cs1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 Unicode MS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g draw:name="Group 3">
          <draw:g draw:name="Group 4">
            <draw:custom-shape draw:name="Rectangle 5" draw:style-name="gr1" draw:text-style-name="P1" draw:layer="layout" svg:width="85cm" svg:height="6.8cm" svg:x="2cm" svg:y="1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name="Text Box 1" draw:style-name="gr2" draw:text-style-name="P1" draw:layer="layout" svg:width="43.483cm" svg:height="2.327cm" svg:x="0.648cm" svg:y="10.332cm">
          <text:p/>
          <draw:enhanced-geometry svg:viewBox="0 0 21600 21600" draw:type="rectangle" draw:enhanced-path="M 0 0 L 21600 0 21600 21600 0 21600 0 0 Z N"/>
        </draw:custom-shape>
        <draw:custom-shape draw:name="Text Box 2" draw:style-name="gr3" draw:text-style-name="P3" draw:layer="layout" svg:width="43.483cm" svg:height="2.382cm" svg:x="0.635cm" svg:y="10.332cm">
          <text:p text:style-name="P2"><text:span text:style-name="T1">ABSTRACT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g draw:name="Group 3">
          <draw:g draw:name="Group 4">
            <draw:custom-shape draw:name="Rectangle 5" draw:style-name="gr4" draw:text-style-name="P1" draw:layer="layout" svg:width="86.477cm" svg:height="2.871cm" svg:x="1.163cm" svg:y="121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Rectangle 6" draw:style-name="gr5" draw:text-style-name="P1" draw:layer="layout" svg:width="87.7cm" svg:height="4.081cm" svg:x="0.6cm" svg:y="121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name="Text Box 7" draw:style-name="gr6" draw:text-style-name="P6" draw:layer="layout" svg:width="86.442cm" svg:height="5.255cm" svg:x="1.06cm" svg:y="121.745cm">
            <text:p text:style-name="P4"><text:span text:style-name="T2"/></text:p>
            <text:p text:style-name="P5"><text:span text:style-name="T3"/></text:p>
            <text:p text:style-name="P5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Text Box 8" draw:style-name="gr7" draw:text-style-name="P1" draw:layer="layout" svg:width="43.483cm" svg:height="107.786cm" svg:x="0.635cm" svg:y="12.713cm">
          <text:p/>
          <draw:enhanced-geometry svg:viewBox="0 0 21600 21600" draw:type="rectangle" draw:enhanced-path="M 0 0 L 21600 0 21600 21600 0 21600 0 0 Z N"/>
        </draw:custom-shape>
        <draw:custom-shape draw:name="Text Box 9" draw:style-name="gr7" draw:text-style-name="P1" draw:layer="layout" svg:width="43.483cm" svg:height="110.127cm" svg:x="44.781cm" svg:y="10.372cm">
          <text:p/>
          <draw:enhanced-geometry svg:viewBox="0 0 21600 21600" draw:type="rectangle" draw:enhanced-path="M 0 0 L 21600 0 21600 21600 0 21600 0 0 Z N"/>
        </draw:custom-shape>
        <draw:custom-shape draw:name="Rectangle 10" draw:style-name="gr4" draw:text-style-name="P1" draw:layer="layout" svg:width="87.2cm" svg:height="9cm" svg:x="0.8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12" draw:style-name="gr8" draw:text-style-name="P9" draw:layer="layout" svg:width="55.001cm" svg:height="1.963cm" svg:x="18.102cm" svg:y="6.603cm">
          <text:p text:style-name="P7"><text:span text:style-name="T5"/></text:p>
          <text:p text:style-name="P8"><text:span text:style-name="T6">Facultad Politécnica – Universidad Nacional de Asunción</text:span></text:p>
          <draw:enhanced-geometry svg:viewBox="0 0 21600 21600" draw:type="rectangle" draw:enhanced-path="M 0 0 L 21600 0 21600 21600 0 21600 0 0 Z N"/>
        </draw:custom-shape>
        <draw:custom-shape draw:name="Text Box 13" draw:style-name="gr9" draw:text-style-name="P1" draw:layer="layout" svg:width="71.886cm" svg:height="2.149cm" svg:x="8.899cm" svg:y="1.98cm">
          <text:p/>
          <draw:enhanced-geometry svg:viewBox="0 0 21600 21600" draw:type="rectangle" draw:enhanced-path="M 0 0 L 21600 0 21600 21600 0 21600 0 0 Z N"/>
        </draw:custom-shape>
        <draw:frame draw:name="Object 15" draw:style-name="gr10" draw:text-style-name="P10" draw:layer="layout" svg:width="0.317cm" svg:height="0.599cm" svg:x="44.344cm" svg:y="62.618cm">
          <text:p draw:class-id="00000000-0000-0000-0000-000000000000"/>
          <draw:object-ole xlink:href="./Obj100" xlink:type="simple" xlink:show="embed" xlink:actuate="onLoad"/>
          <draw:image xlink:href="./ObjectReplacements/Obj100" xlink:type="simple" xlink:show="embed" xlink:actuate="onLoad"/>
        </draw:frame>
        <draw:custom-shape draw:name="Rectangle 26" draw:style-name="gr11" draw:text-style-name="P1" draw:layer="layout" svg:width="41.605cm" svg:height="10.798cm" svg:x="45.103cm" svg:y="109.127cm">
          <text:p/>
          <draw:enhanced-geometry svg:viewBox="0 0 21600 21600" draw:type="rectangle" draw:enhanced-path="M 0 0 L 21600 0 21600 21600 0 21600 0 0 Z N"/>
        </draw:custom-shape>
        <draw:custom-shape draw:name="Rectangle 46" draw:style-name="gr12" draw:text-style-name="P1" draw:layer="layout" svg:width="42.187cm" svg:height="6.227cm" svg:x="45.38cm" svg:y="113.4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2.5cm" svg:height="9.8cm" svg:x="1.4cm" svg:y="28.3cm">
          <text:p/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1" draw:layer="layout" svg:width="43.483cm" svg:height="2.327cm" svg:x="0.617cm" svg:y="26.2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84cm" svg:height="3.185cm" svg:x="2.5cm" svg:y="4.215cm">
          <draw:text-box>
            <text:p text:style-name="P12"><text:span text:style-name="T7">Autor del Trabajo, Tutor del Trabajo</text:span></text:p>
            <text:p text:style-name="P12"><text:span text:style-name="T7">autor@mai.com, tutor@mail.com</text:span></text:p>
          </draw:text-box>
        </draw:frame>
        <draw:g draw:name="Group 42">
          <draw:custom-shape draw:name="Text Box 44" draw:style-name="gr15" draw:text-style-name="P14" draw:layer="layout" svg:width="43.483cm" svg:height="2.323cm" svg:x="0.618cm" svg:y="26.201cm">
            <text:p text:style-name="P2"><text:span text:style-name="T1">SECC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Text Box 1" draw:style-name="gr2" draw:text-style-name="P1" draw:layer="layout" svg:width="43.483cm" svg:height="2.327cm" svg:x="44.717cm" svg:y="10.4cm">
          <text:p/>
          <draw:enhanced-geometry svg:viewBox="0 0 21600 21600" draw:type="rectangle" draw:enhanced-path="M 0 0 L 21600 0 21600 21600 0 21600 0 0 Z N"/>
        </draw:custom-shape>
        <draw:g draw:name="Group 42">
          <draw:custom-shape draw:name="Text Box 44" draw:style-name="gr15" draw:text-style-name="P15" draw:layer="layout" svg:width="43.483cm" svg:height="2.323cm" svg:x="44.717cm" svg:y="10.401cm">
            <text:p text:style-name="P12"><text:span text:style-name="T1">SECC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Text Box 33" draw:style-name="gr16" draw:text-style-name="P17" draw:layer="layout" svg:width="85.104cm" svg:height="2.689cm" svg:x="1.465cm" svg:y="1.994cm">
          <text:p text:style-name="P16"><text:span text:style-name="T8">Titulo del trabajo</text:span></text:p>
          <draw:enhanced-geometry svg:viewBox="0 0 21600 21600" draw:type="mso-spt202" draw:enhanced-path="M 0 0 L 21600 0 21600 21600 0 21600 0 0 Z N"/>
        </draw:custom-shape>
        <draw:frame draw:style-name="gr17" draw:text-style-name="P18" draw:layer="layout" svg:width="86cm" svg:height="2.064cm" svg:x="1.5cm" svg:y="122cm">
          <draw:text-box>
            <text:p text:style-name="P4"><text:span text:style-name="T9">Facultad Politécnica, Universidad Nacional de Asunción</text:span><text:span text:style-name="T10"> </text:span></text:p>
            <text:p text:style-name="P4"><text:span text:style-name="T11">Campus San Lorenzo, San Lorenzo - Paraguay</text:span></text:p>
          </draw:text-box>
        </draw:frame>
        <draw:custom-shape draw:name="Rectangle 4520" draw:style-name="gr18" draw:text-style-name="P20" draw:layer="layout" svg:width="28.973cm" svg:height="2.068cm" svg:x="0.366cm" svg:y="38.58cm">
          <text:p text:style-name="P19"><text:span text:style-name="T12">SUB-SECC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2" draw:layer="layout" svg:width="42.399cm" svg:height="1.5cm" svg:x="1.201cm" svg:y="28.901cm">
          <draw:text-box>
            <text:p text:style-name="P21"><text:span text:style-name="T13">Texto descriptivo</text:span></text:p>
          </draw:text-box>
        </draw:frame>
        <draw:custom-shape draw:name="Rectangle 26" draw:style-name="gr11" draw:text-style-name="P1" draw:layer="layout" svg:width="41.605cm" svg:height="10.798cm" svg:x="45.102cm" svg:y="109.1cm">
          <text:p/>
          <draw:enhanced-geometry svg:viewBox="0 0 21600 21600" draw:type="rectangle" draw:enhanced-path="M 0 0 L 21600 0 21600 21600 0 21600 0 0 Z N"/>
        </draw:custom-shape>
        <draw:custom-shape draw:name="Rectangle 46" draw:style-name="gr20" draw:text-style-name="P1" draw:layer="layout" svg:width="42.187cm" svg:height="6.227cm" svg:x="45.379cm" svg:y="113.467cm">
          <text:p/>
          <draw:enhanced-geometry svg:viewBox="0 0 21600 21600" draw:type="rectangle" draw:enhanced-path="M 0 0 L 21600 0 21600 21600 0 21600 0 0 Z N"/>
        </draw:custom-shape>
        <draw:custom-shape draw:name="Text Box 1" draw:style-name="gr2" draw:text-style-name="P1" draw:layer="layout" svg:width="43.483cm" svg:height="2.327cm" svg:x="44.818cm" svg:y="109.275cm">
          <text:p/>
          <draw:enhanced-geometry svg:viewBox="0 0 21600 21600" draw:type="rectangle" draw:enhanced-path="M 0 0 L 21600 0 21600 21600 0 21600 0 0 Z N"/>
        </draw:custom-shape>
        <draw:custom-shape draw:name="Text Box 40" draw:style-name="gr15" draw:text-style-name="P15" draw:layer="layout" svg:width="43.483cm" svg:height="2.327cm" svg:x="44.799cm" svg:y="109.246cm">
          <text:p text:style-name="P12"><text:span text:style-name="T14">REFERENC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1603" draw:style-name="gr21" draw:text-style-name="P24" draw:layer="layout" svg:width="43.864cm" svg:height="9.189cm" svg:x="44.4cm" svg:y="111cm">
          <text:list text:style-name="L2">
            <text:list-item>
              <text:p text:style-name="P23"><text:span text:style-name="T15"><text:s/></text:span><text:span text:style-name="T15">Otero, M., Solari, H. G., &amp; Schweigmann, N. (2006). A stochastic population dynamics model for Aedes aegypti: formulation and application to a city with temperate climate. Bulletin of Mathematical Biology, 68(8), 1945-1974..</text:span></text:p>
            </text:list-item>
            <text:list-item>
              <text:p text:style-name="P23"><text:span text:style-name="T15"><text:s/></text:span><text:span text:style-name="T16">SHARPE, Peter JH; DEMICHELE, Don W. Reaction kinetics of poikilotherm development. Journal of theoretical biology, 1977, vol. 64, no 4, p. 649-670.</text:span></text:p>
            </text:list-item>
            <text:list-item>
              <text:p text:style-name="P23"><text:span text:style-name="T16"><text:s/></text:span><text:span text:style-name="T16">RUEDA, L. M., et al. Temperature-dependent development and survival rates of Culex quinquefasciatus and Aedes aegypti (Diptera: Culicidae). Journal of medical entomology, 1990, vol. 27, no 5, p. 892-898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1" draw:layer="layout" svg:width="43.483cm" svg:height="2.327cm" svg:x="44.815cm" svg:y="60.5cm">
          <text:p/>
          <draw:enhanced-geometry svg:viewBox="0 0 21600 21600" draw:type="rectangle" draw:enhanced-path="M 0 0 L 21600 0 21600 21600 0 21600 0 0 Z N"/>
        </draw:custom-shape>
        <draw:g draw:name="Group 42">
          <draw:custom-shape draw:name="Text Box 44" draw:style-name="gr15" draw:text-style-name="P15" draw:layer="layout" svg:width="43.483cm" svg:height="2.323cm" svg:x="44.816cm" svg:y="60.501cm">
            <text:p text:style-name="P12"><text:span text:style-name="T1">RESULTADOS EXPERIMENTALES Y CONCLUS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" draw:text-style-name="P25" draw:layer="layout" svg:width="42cm" svg:height="3.5cm" svg:x="1.4cm" svg:y="13.101cm">
          <draw:text-box>
            <text:p text:style-name="P21"><text:span text:style-name="T17">Resumen del trabajo</text:span></text:p>
          </draw:text-box>
        </draw:frame>
        <draw:frame draw:style-name="gr23" draw:text-style-name="P12" draw:layer="layout" svg:width="0.2cm" svg:height="0.474cm" svg:x="56.937cm" svg:y="22.22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Rectangle 4520" draw:style-name="gr24" draw:text-style-name="P20" draw:layer="layout" svg:width="28.973cm" svg:height="2.068cm" svg:x="0.345cm" svg:y="57.665cm">
          <text:p text:style-name="P19"><text:span text:style-name="T12">SUB-SECC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20" draw:style-name="gr25" draw:text-style-name="P20" draw:layer="layout" svg:width="28.973cm" svg:height="2.068cm" svg:x="0.324cm" svg:y="88.75cm">
          <text:p text:style-name="P19"><text:span text:style-name="T12">SUB-SECC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" draw:text-style-name="P27" draw:layer="layout" svg:width="0.001cm" svg:height="0.001cm" svg:x="0cm" svg:y="0cm" presentation:class="page-number">
            <draw:text-box>
              <text:p text:style-name="P26"><text:span text:style-name="T18"><text:page-number>&lt;número&gt;</text:page-number></text:span></text:p>
            </draw:text-box>
          </draw:frame>
          <draw:custom-shape draw:name="Text Box 1" draw:style-name="gr26" draw:text-style-name="P1" draw:layer="layout" svg:width="7.54cm" svg:height="10.657cm" svg:x="6.09cm" svg:y="2.134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2" draw:text-style-name="P1" draw:layer="layout" svg:width="15.777cm" svg:height="12.792cm" svg:x="1.971cm" svg:y="13.503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3" svg:font-family="Arial"/>
    <style:font-face style:name="DejaVu Sans2" svg:font-family="'DejaVu Sans'"/>
    <style:font-face style:name="Times New Roman2" svg:font-family="'Times New Roman'"/>
    <style:font-face style:name="Ubuntu1" svg:font-family="Ubuntu"/>
    <style:font-face style:name="Ubuntu2" svg:font-family="Ubuntu" style:font-adornments="Regular"/>
    <style:font-face style:name="Times New Roman3" svg:font-family="'Times New Roman'" style:font-family-generic="roman"/>
    <style:font-face style:name="Arial Unicode MS1" svg:font-family="'Arial Unicode MS'" style:font-family-generic="swiss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ejaVu Sans1" svg:font-family="'DejaVu Sans'" style:font-pitch="variable"/>
    <style:font-face style:name="Gill Sans" svg:font-family="'Gill Sans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4" svg:font-family="'DejaVu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axial" draw:start-color="#ffffff" draw:end-color="#00cc99" draw:start-intensity="100%" draw:end-intensity="100%" draw:angle="27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style:text-autospace="none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Times New Roman2" fo:font-family="'Times New Roman'" fo:font-size="155pt" fo:letter-spacing="normal" fo:font-style="normal" fo:text-shadow="none" style:text-underline-style="none" fo:font-weight="normal" style:letter-kerning="true" style:font-name-asian="DejaVu Sans2" style:font-family-asian="'DejaVu Sans'" style:font-size-asian="155pt" style:font-style-asian="normal" style:font-weight-asian="normal" style:font-name-complex="DejaVu Sans2" style:font-family-complex="'DejaVu Sans'" style:font-size-complex="155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Times New Roman2" fo:font-family="'Times New Roman'" fo:font-size="116pt" fo:letter-spacing="normal" fo:font-style="normal" style:text-underline-style="none" fo:font-weight="normal" style:font-name-asian="DejaVu Sans2" style:font-family-asian="'DejaVu Sans'" style:font-size-asian="116pt" style:font-style-asian="normal" style:font-weight-asian="normal" style:font-name-complex="DejaVu Sans2" style:font-family-complex="'DejaVu Sans'" style:font-size-complex="116pt" style:font-style-complex="normal" style:font-weight-complex="normal"/>
    </style:style>
    <style:style style:name="Predeterminado-outline3" style:family="presentation" style:parent-style-name="Predeterminad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Times New Roman2" fo:font-family="'Times New Roman'" fo:font-size="96pt" fo:letter-spacing="normal" fo:font-style="normal" style:text-underline-style="none" fo:font-weight="normal" style:font-name-asian="DejaVu Sans2" style:font-family-asian="'DejaVu Sans'" style:font-size-asian="96pt" style:font-style-asian="normal" style:font-weight-asian="normal" style:font-name-complex="DejaVu Sans2" style:font-family-complex="'DejaVu Sans'" style:font-size-complex="96pt" style:font-style-complex="normal" style:font-weight-complex="normal"/>
    </style:style>
    <style:style style:name="Predeterminado-outline4" style:family="presentation" style:parent-style-name="Predeterminad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Times New Roman2" fo:font-family="'Times New Roman'" fo:font-size="96pt" fo:letter-spacing="normal" fo:font-style="normal" style:text-underline-style="none" fo:font-weight="normal" style:font-name-asian="DejaVu Sans2" style:font-family-asian="'DejaVu Sans'" style:font-size-asian="96pt" style:font-style-asian="normal" style:font-weight-asian="normal" style:font-name-complex="DejaVu Sans2" style:font-family-complex="'DejaVu Sans'" style:font-size-complex="96pt" style:font-style-complex="normal" style:font-weight-complex="normal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3" fo:font-family="'Times New Roman'" style:font-family-generic="roman" fo:font-size="24pt" fo:letter-spacing="normal" fo:font-style="normal" fo:text-shadow="none" style:text-underline-style="none" fo:font-weight="normal" style:letter-kerning="true" style:font-name-asian="DejaVu Sans2" style:font-family-asian="'DejaVu Sans'" style:font-size-asian="24pt" style:font-style-asian="normal" style:font-weight-asian="normal" style:font-name-complex="DejaVu Sans2" style:font-family-complex="'DejaVu Sans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9.01cm" fo:page-height="125.8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stroke-linejoin="round" draw:fill="none" draw:fill-color="#ffffff" draw:textarea-vertical-align="top" draw:auto-grow-height="false" fo:min-height="83.054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3%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Times New Roman2" fo:font-size="67pt" fo:letter-spacing="normal" fo:font-style="normal" style:text-underline-style="none" fo:font-weight="normal" style:font-name-asian="DejaVu Sans2" style:font-size-asian="67pt" style:font-style-asian="normal" style:font-weight-asian="normal" style:font-name-complex="DejaVu Sans2" style:font-size-complex="67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name="Rectangle 3" presentation:style-name="Mpr1" draw:text-style-name="MP3" draw:layer="backgroundobjects" svg:width="18.537cm" svg:height="8.382cm" svg:x="6.676cm" svg:y="114.653cm" presentation:class="date-time" presentation:user-transformed="true">
        <draw:text-box>
          <text:p/>
        </draw:text-box>
      </draw:frame>
      <draw:frame draw:name="Rectangle 4" presentation:style-name="Mpr1" draw:text-style-name="MP4" draw:layer="backgroundobjects" svg:width="28.182cm" svg:height="8.382cm" svg:x="30.409cm" svg:y="114.653cm" presentation:class="footer" presentation:user-transformed="true">
        <draw:text-box>
          <text:p/>
        </draw:text-box>
      </draw:frame>
      <draw:frame draw:name="Rectangle 5" presentation:style-name="Mpr1" draw:text-style-name="MP6" draw:layer="backgroundobjects" svg:width="18.537cm" svg:height="8.382cm" svg:x="63.787cm" svg:y="114.6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Predeterminado-title" draw:layer="backgroundobjects" svg:width="80.108cm" svg:height="21.014cm" svg:x="4.45cm" svg:y="5.021cm" presentation:class="title" presentation:placeholder="true">
        <draw:text-box/>
      </draw:frame>
      <draw:frame presentation:style-name="Predeterminado-outline1" draw:layer="backgroundobjects" svg:width="80.108cm" svg:height="83.054cm" svg:x="4.45cm" svg:y="29.446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07T12:41:34.367237304</dc:date>
    <meta:generator>LibreOffice/4.2.7.2$Linux_X86_64 LibreOffice_project/420m0$Build-2</meta:generator>
    <meta:editing-duration>PT20H52M</meta:editing-duration>
    <meta:editing-cycles>67</meta:editing-cycles>
    <meta:document-statistic meta:object-count="66"/>
  </office:meta>
</office:document-meta>
</file>

<file path=Object 1/content.xml><?xml version="1.0" encoding="utf-8"?>
<math xmlns="http://www.w3.org/1998/Math/MathML" display="block"/>
</file>